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Liberation Mono', Menlo, Courier, monospace"/>
    <style:font-face style:name="Trebuchet MS" svg:font-family="'Trebuchet MS', Verdana, Tahoma, Arial, Helvetica, sans-serif"/>
    <style:font-face style:name="monospace" svg:font-family="monospace"/>
    <style:font-face style:name="FreeSans1" svg:font-family="FreeSans" style:font-family-generic="swiss"/>
    <style:font-face style:name="Liberation Sans1" svg:font-family="'Liberation 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3.404cm" fo:margin-left="7.414cm" fo:margin-right="6.182cm" table:align="margins"/>
    </style:style>
    <style:style style:name="Tableau1.A" style:family="table-column">
      <style:table-column-properties style:column-width="1.365cm" style:rel-column-width="774*"/>
    </style:style>
    <style:style style:name="Tableau1.B" style:family="table-column">
      <style:table-column-properties style:column-width="2.039cm" style:rel-column-width="1156*"/>
    </style:style>
    <style:style style:name="Tableau1.A1" style:family="table-cell">
      <style:table-cell-properties style:vertical-align="middle" fo:padding="0.049cm" fo:border="none"/>
    </style:style>
    <style:style style:name="Tableau2" style:family="table">
      <style:table-properties style:width="4.68cm" fo:margin-left="6.188cm" fo:margin-right="6.133cm" table:align="margins"/>
    </style:style>
    <style:style style:name="Tableau2.A" style:family="table-column">
      <style:table-column-properties style:column-width="0.446cm" style:rel-column-width="253*"/>
    </style:style>
    <style:style style:name="Tableau2.B" style:family="table-column">
      <style:table-column-properties style:column-width="2.117cm" style:rel-column-width="1200*"/>
    </style:style>
    <style:style style:name="Tableau2.A1" style:family="table-cell">
      <style:table-cell-properties style:vertical-align="middle" fo:padding="0.049cm" fo:border="none"/>
    </style:style>
    <style:style style:name="Tableau2.2" style:family="table-row">
      <style:table-row-properties fo:background-color="#ffffff">
        <style:background-image/>
      </style:table-row-properties>
    </style:style>
    <style:style style:name="Tableau2.A2" style:family="table-cell">
      <style:table-cell-properties style:vertical-align="middle" fo:background-color="#f7f8f9" fo:padding="0.049cm" fo:border="none">
        <style:background-image/>
      </style:table-cell-properties>
    </style:style>
    <style:style style:name="Tableau2.3" style:family="table-row">
      <style:table-row-properties fo:background-color="#fdfdfd">
        <style:background-image/>
      </style:table-row-properties>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margin-top="0cm" fo:margin-bottom="0cm" fo:text-indent="0cm" style:auto-text-indent="false"/>
      <style:text-properties fo:font-size="2pt" style:font-size-asian="2pt" style:font-size-complex="2pt"/>
    </style:style>
    <style:style style:name="P9" style:family="paragraph" style:parent-style-name="Table_20_Heading">
      <style:paragraph-properties fo:margin-left="0cm" fo:margin-right="0.318cm" fo:text-indent="0cm" style:auto-text-indent="false"/>
      <style:text-properties fo:font-size="2pt" style:font-size-asian="2pt" style:font-size-complex="2pt"/>
    </style:style>
    <style:style style:name="P10" style:family="paragraph" style:parent-style-name="Table_20_Heading">
      <style:paragraph-properties fo:margin-left="0cm" fo:margin-right="0.318cm" fo:text-align="end" style:justify-single-word="false" fo:text-indent="0cm" style:auto-text-indent="false"/>
      <style:text-properties fo:font-size="2pt" style:font-size-asian="2pt" style:font-size-complex="2pt"/>
    </style:style>
    <style:style style:name="P11" style:family="paragraph" style:parent-style-name="Table_20_Heading">
      <style:paragraph-properties fo:margin-left="0cm" fo:margin-right="0.318cm" fo:text-align="start" style:justify-single-word="false" fo:text-indent="0cm" style:auto-text-indent="false" fo:padding="0cm" fo:border="none"/>
      <style:text-properties fo:color="#555555" fo:font-size="8.25pt" fo:font-weight="bold"/>
    </style:style>
    <style:style style:name="P12" style:family="paragraph" style:parent-style-name="Preformatted_20_Text">
      <style:paragraph-properties fo:margin-left="0cm" fo:margin-right="0cm" fo:text-align="center" style:justify-single-word="false" fo:text-indent="0cm" style:auto-text-indent="false"/>
      <style:text-properties fo:font-variant="normal" fo:text-transform="none" fo:color="#000000" style:font-name="monospace" fo:font-size="7.5pt" fo:letter-spacing="normal" fo:font-style="normal" fo:font-weight="normal"/>
    </style:style>
    <style:style style:name="P13" style:family="paragraph" style:parent-style-name="Table_20_Contents">
      <style:paragraph-properties fo:text-align="end" style:justify-single-word="false" fo:padding="0cm" fo:border="none"/>
      <style:text-properties fo:color="#555555" fo:font-size="8.25pt" fo:font-weight="bold"/>
    </style:style>
    <style:style style:name="P14" style:family="paragraph" style:parent-style-name="Table_20_Contents">
      <style:paragraph-properties fo:text-align="end" style:justify-single-word="false" fo:padding="0cm" fo:border="none"/>
      <style:text-properties fo:font-size="8.25pt"/>
    </style:style>
    <style:style style:name="P15" style:family="paragraph" style:parent-style-name="Table_20_Contents">
      <style:paragraph-properties fo:margin-left="0cm" fo:margin-right="0cm" fo:text-indent="0cm" style:auto-text-indent="false" fo:padding="0cm" fo:border="none"/>
    </style:style>
    <style:style style:name="P16" style:family="paragraph" style:parent-style-name="code">
      <style:paragraph-properties fo:margin-left="0cm" fo:margin-right="0cm" fo:text-indent="0cm"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align="justify" style:justify-single-word="false" fo:text-indent="0cm" style:auto-text-indent="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color="#000000" style:font-name="Liberation Sans1"/>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Liberation Sans1" fo:font-size="12pt" fo:font-weight="normal" style:font-size-asian="12pt" style:font-weight-asian="normal" style:font-size-complex="12pt" style:font-weight-complex="normal"/>
    </style:style>
    <style:style style:name="T6"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Liberation Sans1" fo:font-size="12pt" style:font-size-asian="12pt" style:font-weight-asian="normal" style:font-size-complex="12pt" style:font-weight-complex="normal"/>
    </style:style>
    <style:style style:name="T9" style:family="text">
      <style:text-properties style:font-name="Liberation Sans1" fo:font-size="14pt"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color="#555555" fo:font-size="8.25pt" fo:font-weight="bold" style:font-size-asian="8.25pt" style:font-weight-asian="bold" style:font-size-complex="8.25pt" style:font-weight-complex="bold"/>
    </style:style>
    <style:style style:name="T14" style:family="text">
      <style:text-properties fo:font-size="8.25pt" style:font-size-asian="8.25pt" style:font-size-complex="8.25pt"/>
    </style:style>
    <style:style style:name="T15" style:family="text">
      <style:text-properties fo:color="#333333" style:font-name="Consolas"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arbre de décision et reconnaissance de visages</text:p>
      <text:p text:style-name="P4"/>
      <text:p text:style-name="P2"/>
      <text:p text:style-name="P2"/>
      <text:p text:style-name="P2"/>
      <text:h text:style-name="Heading_20_2" text:outline-level="2"><text:tab/>Introduction</text:h>
      <text:p text:style-name="Text_20_body"/>
      <text:p text:style-name="P6"><text:tab/><text:span text:style-name="T2">Dans le cadre de ce TP, <text:s/>nous allons chercher à reconnaître des visages grâce à l'utilisation d'un arbre de décision. Nous utilisons l'entropie pour construire l'arbre. La différence avec le TP précédent est que nous avons plusieurs visages qui appartiennent à la même personne. Ce qui implique une gestion de classe : chaque classe sera définie par une personne. Il y a dix visages différents par classe. Nous allons devoir construire un arbre sur la base d'une image d'apprentissage contenant 40 classes. Puis dans un deuxième temps, exécuter l'algorithme de l'arbre en lui passant en entré une image contenant un visage. Il faudra vérifier si le visage sera reconnu à partir des visages d'apprentissage.</text:span></text:p>
      <text:p text:style-name="P5"/>
      <text:p text:style-name="Standard"/>
      <text:h text:style-name="Heading_20_2" text:outline-level="2"><text:tab/><text:span text:style-name="T12">Données d'apprentissage</text:span></text:h>
      <text:p text:style-name="Text_20_body"><text:span text:style-name="T11"/></text:p>
      <text:p text:style-name="P17"><text:span text:style-name="T11"><text:tab/></text:span><text:span text:style-name="T5">Nous disposons d'une image source contenant 10 exemples de 40 visages. Cette image est en niveau de gris. Nous avons utilisé une fonction permettant de binariser une image source. Cette fonction est la suivante : </text:span></text:p>
      <text:p text:style-name="P17"><text:span text:style-name="T10"/></text:p>
      <text:p text:style-name="code"><text:span text:style-name="T10"><text:tab/><text:tab/>r</text:span><text:span text:style-name="T4">dfReadGreyImage &lt;- function (nom) {</text:span></text:p>
      <text:p text:style-name="code"><text:span text:style-name="T3"><text:s text:c="2"/><text:tab/><text:tab/><text:tab/>image &lt;- readImage (nom)</text:span></text:p>
      <text:p text:style-name="code"><text:span text:style-name="T3"><text:s/><text:tab/><text:tab/><text:tab/> if (length (dim (image)) == 2) {</text:span></text:p>
      <text:p text:style-name="code"><text:span text:style-name="T3"><text:s text:c="3"/><text:tab/><text:tab/><text:tab/><text:tab/> image</text:span></text:p>
      <text:p text:style-name="code"><text:span text:style-name="T3"><text:s/><text:tab/><text:tab/><text:tab/> } else {</text:span></text:p>
      <text:p text:style-name="code"><text:span text:style-name="T3"><text:s text:c="4"/><text:tab/><text:tab/><text:tab/><text:tab/>channel (image, 'red')</text:span></text:p>
      <text:p text:style-name="code"><text:span text:style-name="T3"><text:s text:c="2"/><text:tab/><text:tab/><text:tab/>}</text:span></text:p>
      <text:p text:style-name="code"><text:span text:style-name="T3"><text:tab/><text:tab/>}</text:span></text:p>
      <text:p text:style-name="code"><text:span text:style-name="T3"/></text:p>
      <text:p text:style-name="code"><text:span text:style-name="T3"><text:tab/><text:tab/><text:tab/>nom &lt;- "allFaces.png";</text:span></text:p>
      <text:p text:style-name="code"><text:span text:style-name="T3"><text:tab/><text:tab/><text:tab/>image &lt;- rdfReadGreyImage (nom)</text:span></text:p>
      <text:p text:style-name="Text_20_body"/>
      <text:p text:style-name="Text_20_body"/>
      <text:p text:style-name="Text_20_body"><text:tab/></text:p>
      <text:p text:style-name="Text_20_body"><text:soft-page-break/><text:span text:style-name="T9"/></text:p>
      <text:p text:style-name="Text_20_body"><text:span text:style-name="T9"><text:tab/>Préparation des données</text:span></text:p>
      <text:p text:style-name="Standard"><text:span text:style-name="T1"><text:tab/></text:span></text:p>
      <text:p text:style-name="P6"><text:span text:style-name="T7"><text:tab/></text:span><text:span text:style-name="T6">Dans notre image AllFaces en N&amp;B nous souhaitons obtenir une image par visage. Pour connaître la taille d'une image, il faut diviser la taille de l'image par le nombre de visages <text:s/>pour chaque dimension (en largeur et en hauteur). Nous avons alors une taille de 660/20 = 33 sur 800/20 = 40.</text:span></text:p>
      <text:p text:style-name="P6"><text:span text:style-name="T6"><text:tab/></text:span></text:p>
      <text:p text:style-name="P6"><text:span text:style-name="T6"><text:tab/>Nous pouvons maintenant créer un tableau de trois dimensions pour empiler les visages. </text:span></text:p>
      <text:p text:style-name="Standard"/>
      <text:p text:style-name="code"># création de stackedFaces :</text:p>
      <text:p text:style-name="code"># Empilement des visages 40x33 dans une matrice stackedFaces 40x33x400</text:p>
      <text:p text:style-name="code"># Attention, exécution possiblement longue ~30 sec, pas de panique...)</text:p>
      <text:p text:style-name="code"/>
      <text:p text:style-name="code">initStackedFaces &lt;- function(){</text:p>
      <text:p text:style-name="code"><text:s text:c="2"/></text:p>
      <text:p text:style-name="code"><text:s text:c="2"/>stackedFaces= array(0, dim=c(40,33,400)) # numLignes, numColonnes, numFaces</text:p>
      <text:p text:style-name="code"><text:s text:c="2"/></text:p>
      <text:p text:style-name="code"><text:s text:c="2"/>for(i in 0:19){</text:p>
      <text:p text:style-name="code"><text:s text:c="4"/>for(j in 0:19){</text:p>
      <text:p text:style-name="code"><text:s text:c="6"/>stackedFaces[,,(i*20 + j + 1)] = image[(1+i*33):((i+1)*33),(1+j*40):((j+1)*40)]</text:p>
      <text:p text:style-name="code"><text:s text:c="4"/>}</text:p>
      <text:p text:style-name="code"><text:s text:c="2"/>}</text:p>
      <text:p text:style-name="code"><text:s text:c="2"/>stackedFaces</text:p>
      <text:p text:style-name="code">}</text:p>
      <text:p text:style-name="P18"/>
      <text:p text:style-name="P18"/>
      <text:p text:style-name="P18"><text:tab/><text:span text:style-name="T9">Méthodologie et différences avec le jeu du pendu</text:span></text:p>
      <text:p text:style-name="P18"><text:span text:style-name="T9"/></text:p>
      <text:p text:style-name="P19"><text:span text:style-name="T9"><text:tab/></text:span><text:span text:style-name="T5">Pour choisir le meilleur pixel à chaque itération, on calcule la moyenne de chaque pixel de chaque classe puis nous calculons l'entropie par classe en fonction de ces moyennes . Pour cela nous avons créé la fonction suivante : </text:span></text:p>
      <text:p text:style-name="P19"/>
      <text:p text:style-name="code">entropie &lt;- function(stackedFaces, etiquettes, booleans, branche){</text:p>
      <text:p text:style-name="code"><text:s text:c="2"/>entropies = array(0, dim=c(40,33))</text:p>
      <text:p text:style-name="code"><text:s text:c="2"/>probabilite = array(0, dim=c(40,40,33))</text:p>
      <text:p text:style-name="code"><text:s text:c="2"/>if(branche == 1){</text:p>
      <text:p text:style-name="code"><text:s text:c="4"/>indexB = sum(booleans)</text:p>
      <text:p text:style-name="code"><text:s text:c="2"/>}else{</text:p>
      <text:p text:style-name="code"><text:s text:c="4"/>indexB = length(booleans) - <text:s/>sum(booleans)</text:p>
      <text:p text:style-name="code"><text:s text:c="2"/>}</text:p>
      <text:p text:style-name="code"><text:s text:c="2"/>for(x in 1:40){</text:p>
      <text:p text:style-name="code"><text:s text:c="4"/>for(i in 1:40){</text:p>
      <text:p text:style-name="code"><text:s text:c="6"/>for(j in 1:33){</text:p>
      <text:p text:style-name="code"><text:s text:c="8"/>somme = cpt = 0</text:p>
      <text:p text:style-name="code"><text:s text:c="8"/>for(z in 1:indexB){</text:p>
      <text:p text:style-name="code"><text:s text:c="10"/>if(booleans[z] == branche &amp;&amp; etiquettes[z] == x){</text:p>
      <text:p text:style-name="code"><text:s text:c="12"/>somme = somme + stackedFaces[i, j, z]</text:p>
      <text:p text:style-name="code"><text:s text:c="12"/>cpt = cpt +1</text:p>
      <text:p text:style-name="code"><text:soft-page-break/><text:s text:c="10"/>}</text:p>
      <text:p text:style-name="code"><text:s text:c="10"/>proba = somme / cpt</text:p>
      <text:p text:style-name="code"><text:s text:c="8"/>}</text:p>
      <text:p text:style-name="code"><text:s text:c="8"/></text:p>
      <text:p text:style-name="code"><text:s text:c="8"/>probabilite[x, i, j] = proba</text:p>
      <text:p text:style-name="code"><text:s text:c="6"/>}</text:p>
      <text:p text:style-name="code"><text:s text:c="4"/>}</text:p>
      <text:p text:style-name="code"><text:s text:c="2"/>}</text:p>
      <text:p text:style-name="code"><text:s text:c="2"/>for(i in 1:40){</text:p>
      <text:p text:style-name="code"><text:s text:c="4"/>for(j in 1:33){</text:p>
      <text:p text:style-name="code"><text:s text:c="6"/>proba = (sum(probabilite[, i, j]) / 40)</text:p>
      <text:p text:style-name="code"><text:s text:c="6"/>probaInv = 1- proba</text:p>
      <text:p text:style-name="code"><text:s text:c="6"/>entropies[i, j] = - (log2(proba^proba) + log2(probaInv^probaInv))</text:p>
      <text:p text:style-name="code"><text:s text:c="4"/>}</text:p>
      <text:p text:style-name="code"><text:s text:c="2"/>}</text:p>
      <text:p text:style-name="code"><text:s text:c="2"/>entropies</text:p>
      <text:p text:style-name="P16"><text:span text:style-name="T5">}</text:span></text:p>
      <text:p text:style-name="P18"><text:span text:style-name="T5"/></text:p>
      <text:p text:style-name="P19"><text:span text:style-name="T5"><text:tab/>Dans un premier temps, nous calculons l'indice indexB qui correspond au nombre d'élément dans la branche souhaité.</text:span></text:p>
      <text:p text:style-name="P19"><text:span text:style-name="T5"><text:tab/> Ensuite, dans la première boucle, nous effectuons le calcul de la moyenne de chaque pixel pour chaque classe. Nous ne pouvons pas appeler la méthode « sum » car nous ne connaissons pas le nombre d'éléments présents dans chaque classe. Nous devons donc calculer cette somme nous même en testant si l'image est bien dans la classe et dans la branche souhaité. </text:span></text:p>
      <text:p text:style-name="P19"><text:span text:style-name="T5"><text:tab/>Enfin, il nous reste plus qu' à calculer l'entropie pour chaque classe, ce qui est fait dans la seconde boucle. </text:span></text:p>
      <text:p text:style-name="P19"><text:span text:style-name="T5">Voici un exemple pour la première itération de la fonction. Nous obtenons quatre pixels qui ont chacun une entropie de 1 :</text:span></text:p>
      <text:p text:style-name="P18"><text:span text:style-name="T5"><text:s/></text:span></text:p>
      <text:p text:style-name="P7"><text:bookmark text:name="data_cols"/><text:span text:style-name="T9"/></text:p>
      <table:table table:name="Tableau1" table:style-name="Tableau1">
        <table:table-column table:style-name="Tableau1.A"/>
        <table:table-column table:style-name="Tableau1.B"/>
        <table:table-header-rows>
          <table:table-row>
            <table:table-cell table:style-name="Tableau1.A1" office:value-type="string">
              <text:p text:style-name="P11">row</text:p>
            </table:table-cell>
            <table:table-cell table:style-name="Tableau1.A1" office:value-type="string">
              <text:p text:style-name="P11">col</text:p>
            </table:table-cell>
          </table:table-row>
        </table:table-header-rows>
      </table:table>
      <text:p text:style-name="P8"><text:bookmark text:name="rsGridData"/><text:bookmark text:name="data_cols1"/></text:p>
      <table:table table:name="Tableau2" table:style-name="Tableau2">
        <table:table-column table:style-name="Tableau2.A"/>
        <table:table-column table:style-name="Tableau2.B" table:number-columns-repeated="2"/>
        <table:table-header-rows>
          <table:table-row>
            <table:table-cell table:style-name="Tableau2.A1" office:value-type="string">
              <text:p text:style-name="P9"/>
            </table:table-cell>
            <table:table-cell table:style-name="Tableau2.A1" office:value-type="string">
              <text:p text:style-name="P9"/>
            </table:table-cell>
            <table:table-cell table:style-name="Tableau2.A1" office:value-type="string">
              <text:p text:style-name="P10"/>
            </table:table-cell>
          </table:table-row>
        </table:table-header-rows>
        <table:table-row table:style-name="Tableau2.2">
          <table:table-cell table:style-name="Tableau2.A2" office:value-type="string">
            <text:p text:style-name="P13">1</text:p>
          </table:table-cell>
          <table:table-cell table:style-name="Tableau2.A1" office:value-type="string">
            <text:p text:style-name="P14">10</text:p>
          </table:table-cell>
          <table:table-cell table:style-name="Tableau2.A1" office:value-type="string">
            <text:p text:style-name="P14">7</text:p>
          </table:table-cell>
        </table:table-row>
        <table:table-row table:style-name="Tableau2.3">
          <table:table-cell table:style-name="Tableau2.A2" office:value-type="string">
            <text:p text:style-name="P13">2</text:p>
          </table:table-cell>
          <table:table-cell table:style-name="Tableau2.A1" office:value-type="string">
            <text:p text:style-name="P14">7</text:p>
          </table:table-cell>
          <table:table-cell table:style-name="Tableau2.A1" office:value-type="string">
            <text:p text:style-name="P14">25</text:p>
          </table:table-cell>
        </table:table-row>
        <table:table-row table:style-name="Tableau2.2">
          <table:table-cell table:style-name="Tableau2.A2" office:value-type="string">
            <text:p text:style-name="P13">3</text:p>
          </table:table-cell>
          <table:table-cell table:style-name="Tableau2.A1" office:value-type="string">
            <text:p text:style-name="P14">33</text:p>
          </table:table-cell>
          <table:table-cell table:style-name="Tableau2.A1" office:value-type="string">
            <text:p text:style-name="P14">26</text:p>
          </table:table-cell>
        </table:table-row>
        <table:table-row table:style-name="Tableau2.3">
          <table:table-cell table:style-name="Tableau2.A2" office:value-type="string">
            <text:p text:style-name="P13">4</text:p>
          </table:table-cell>
          <table:table-cell table:style-name="Tableau2.A1" office:value-type="string">
            <text:p text:style-name="P14">3</text:p>
          </table:table-cell>
          <table:table-cell table:style-name="Tableau2.A1" office:value-type="string">
            <text:p text:style-name="P14">31</text:p>
          </table:table-cell>
        </table:table-row>
      </table:table>
      <text:p text:style-name="P18"><text:span text:style-name="T9"/></text:p>
      <text:p text:style-name="P18"/>
      <text:p text:style-name="P18"/>
      <text:p text:style-name="P15"><text:span text:style-name="T15"/></text:p>
      <text:p text:style-name="P18"><text:tab/><text:span text:style-name="T9">Réduction d'entropie</text:span></text:p>
      <text:p text:style-name="P19"><text:span text:style-name="T9"><text:tab/></text:span><text:span text:style-name="T5">Pour calculer la réduction de l'entropie, nous avons créé les tableaux « classCount » et « classRatio » contenant respectivement pour chaque classe le nombre d'éléments présents dans les sous-ensembles et le ratio de ces éléments. Nous avons ensuite créer un tableau « etiquettes » qui nous permet de savoir à quelle classe </text:span><text:soft-page-break/><text:span text:style-name="T5">appartient une image. </text:span></text:p>
      <text:p text:style-name="code"><text:span text:style-name="T5">classCount = array(0, dim=c(2, 40))</text:span></text:p>
      <text:p text:style-name="code"><text:span text:style-name="T5">classRatio = array(0, dim = c(2,40))</text:span></text:p>
      <text:p text:style-name="code"><text:span text:style-name="T5"/></text:p>
      <text:p text:style-name="code"><text:span text:style-name="T5"/></text:p>
      <text:p text:style-name="code"><text:span text:style-name="T5">for(i in 1:400){</text:span></text:p>
      <text:p text:style-name="code"><text:span text:style-name="T5"><text:s text:c="2"/>if( i %% 10 == 0){</text:span></text:p>
      <text:p text:style-name="code"><text:span text:style-name="T5"><text:s text:c="4"/>etiquettes[i] = as.integer(i/10)</text:span></text:p>
      <text:p text:style-name="code"><text:span text:style-name="T5"><text:s text:c="2"/>}else{</text:span></text:p>
      <text:p text:style-name="code"><text:span text:style-name="T5"><text:s text:c="4"/>etiquettes[i] = as.integer(i / 10) +1</text:span></text:p>
      <text:p text:style-name="code"><text:span text:style-name="T5"><text:s text:c="2"/>}</text:span></text:p>
      <text:p text:style-name="code"><text:span text:style-name="T5"><text:s text:c="2"/></text:span></text:p>
      <text:p text:style-name="code"><text:span text:style-name="T5"><text:s text:c="2"/>if(stackedFaces[entropieMax[1,1], entropieMax[1,2],i] &lt; 0.5){</text:span></text:p>
      <text:p text:style-name="code"><text:span text:style-name="T5"><text:s text:c="4"/>boolean[i] = 0</text:span></text:p>
      <text:p text:style-name="code"><text:span text:style-name="T5"><text:s text:c="4"/>classCount[1,etiquettes[i]] = classCount[1,etiquettes[i]] + 1</text:span></text:p>
      <text:p text:style-name="code"><text:span text:style-name="T5"><text:s text:c="2"/>} else {</text:span></text:p>
      <text:p text:style-name="code"><text:span text:style-name="T5"><text:s text:c="4"/>boolean[i] = 1</text:span></text:p>
      <text:p text:style-name="code"><text:span text:style-name="T5"><text:s text:c="4"/>classCount[2,etiquettes[i]] = classCount[2,etiquettes[i]] + 1</text:span></text:p>
      <text:p text:style-name="code"><text:span text:style-name="T5"><text:s text:c="2"/>}</text:span></text:p>
      <text:p text:style-name="code"><text:span text:style-name="T5">}</text:span></text:p>
      <text:p text:style-name="code"><text:span text:style-name="T5">for(i in 1:40){</text:span></text:p>
      <text:p text:style-name="code"><text:span text:style-name="T5"><text:s text:c="2"/>classRatio[1,i] = classCount[1, i]/10</text:span></text:p>
      <text:p text:style-name="code"><text:span text:style-name="T5"><text:s text:c="2"/>classRatio[2,i] = classCount[2, i]/10</text:span></text:p>
      <text:p text:style-name="code"><text:span text:style-name="T5"><text:s text:c="2"/></text:span></text:p>
      <text:p text:style-name="code"><text:span text:style-name="T5">}</text:span></text:p>
      <text:p text:style-name="P19"><text:span text:style-name="T5"/></text:p>
      <text:p text:style-name="P19"><text:span text:style-name="T5"/></text:p>
      <text:p text:style-name="P19"><text:span text:style-name="T5"><text:tab/>Nous avons rencontré des difficultés pour intégrer la réduction de l'entropie. Nous pensons pouvoir la réalisé de cette manière  Pour chaque pixel, nous allons calculer l'entropie des deux sous-arbres. Ensuite, nous utilisons la formule suivante vu en cours : </text:span></text:p>
      <text:p text:style-name="P12"><text:span text:style-name="T8">H - (pA*H_A) - (pB*H_B)</text:span></text:p>
      <text:p text:style-name="P19"><text:span text:style-name="T5"/></text:p>
      <text:p text:style-name="P19"><text:span text:style-name="T5"><text:tab/>Pour utiliser cette formule nous avons déjà intégré le tableau « classRatio » qui nous donne les probabilités pA et pB. Il reste plus qu'à trouver la variation la plus élevé pour choisir le pixel qui sépare le mieux les différentes classes. </text:span></text:p>
      <text:p text:style-name="P18"><text:span text:style-name="T9"/></text:p>
      <text:p text:style-name="P18"><text:span text:style-name="T9"><text:tab/>Induction de l'arbre</text:span></text:p>
      <text:p text:style-name="P18"><text:span text:style-name="T9"/></text:p>
      <text:p text:style-name="P18"><text:span text:style-name="T9"><text:tab/></text:span></text:p>
      <text:p text:style-name="P18"><text:span text:style-name="T9"/></text:p>
      <text:p text:style-name="P18"><text:span text:style-name="T9"><text:tab/>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Liberation Mono', Menlo, Courier, monospace"/>
    <style:font-face style:name="Trebuchet MS" svg:font-family="'Trebuchet MS', Verdana, Tahoma, Arial, Helvetica, sans-serif"/>
    <style:font-face style:name="monospace" svg:font-family="monospace"/>
    <style:font-face style:name="FreeSans1" svg:font-family="FreeSans" style:font-family-generic="swiss"/>
    <style:font-face style:name="Liberation Sans1" svg:font-family="'Liberation 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02cm solid #000000" style:shadow="none">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4-05T19:42:47.23</dc:date>
    <meta:editing-duration>PT23H28M16S</meta:editing-duration>
    <meta:editing-cycles>113</meta:editing-cycles>
    <meta:generator>OpenOffice/4.1.1$Win32 OpenOffice.org_project/411m6$Build-9775</meta:generator>
    <meta:document-statistic meta:table-count="2" meta:image-count="0" meta:object-count="0" meta:page-count="4" meta:paragraph-count="121" meta:word-count="820" meta:character-count="5360"/>
  </office:meta>
</office:document-meta>
</file>